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F70608AC344966213C.jpg" manifest:media-type="image/jpeg"/>
  <manifest:file-entry manifest:full-path="Pictures/100000000000007600000029FFE029CE0909E6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fo:text-transform="uppercase" fo:color="#336633" style:font-name="Calibri1" fo:font-size="24pt" fo:font-weight="bold" officeooo:paragraph-rsid="0025cabe" style:font-size-asian="24pt" style:font-weight-asian="bold" style:font-size-complex="24pt" style:font-weight-complex="bold"/>
    </style:style>
    <style:style style:name="P10" style:family="paragraph" style:parent-style-name="Standard">
      <style:text-properties fo:text-transform="uppercase" fo:color="#336633" style:font-name="Calibri1" fo:font-size="24pt" fo:font-weight="bold" officeooo:rsid="0025cabe" officeooo:paragraph-rsid="0013cf67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03f1d79"/>
    </style:style>
    <style:style style:name="P14" style:family="paragraph" style:parent-style-name="Text_20_body">
      <style:paragraph-properties fo:text-align="justify" style:justify-single-word="false"/>
      <style:text-properties officeooo:paragraph-rsid="00454c6e"/>
    </style:style>
    <style:style style:name="P15" style:family="paragraph" style:parent-style-name="Text_20_body">
      <style:paragraph-properties fo:text-align="justify" style:justify-single-word="false"/>
      <style:text-properties officeooo:paragraph-rsid="00379f06"/>
    </style:style>
    <style:style style:name="P16" style:family="paragraph" style:parent-style-name="Text_20_body">
      <style:paragraph-properties fo:text-align="justify" style:justify-single-word="false"/>
      <style:text-properties officeooo:rsid="00379f06" officeooo:paragraph-rsid="00379f06"/>
    </style:style>
    <style:style style:name="P17" style:family="paragraph" style:parent-style-name="Text_20_body">
      <style:paragraph-properties fo:text-align="justify" style:justify-single-word="false"/>
      <style:text-properties fo:language="es" fo:country="ES" officeooo:rsid="0037dff5" officeooo:paragraph-rsid="00410da7"/>
    </style:style>
    <style:style style:name="P18" style:family="paragraph" style:parent-style-name="Text_20_body">
      <style:paragraph-properties fo:text-align="justify" style:justify-single-word="false"/>
      <style:text-properties fo:language="es" fo:country="ES" officeooo:rsid="0037dff5" officeooo:paragraph-rsid="0037dff5"/>
    </style:style>
    <style:style style:name="P19" style:family="paragraph" style:parent-style-name="Text_20_body">
      <style:paragraph-properties fo:text-align="justify" style:justify-single-word="false"/>
      <style:text-properties fo:language="es" fo:country="ES" officeooo:rsid="0037dff5" officeooo:paragraph-rsid="00475b31"/>
    </style:style>
    <style:style style:name="P20" style:family="paragraph" style:parent-style-name="Text_20_body">
      <style:paragraph-properties fo:text-align="justify" style:justify-single-word="false"/>
      <style:text-properties fo:language="es" fo:country="ES" officeooo:rsid="0037dff5" officeooo:paragraph-rsid="0047f882"/>
    </style:style>
    <style:style style:name="P21" style:family="paragraph" style:parent-style-name="Text_20_body">
      <style:paragraph-properties fo:text-align="justify" style:justify-single-word="false"/>
      <style:text-properties fo:language="es" fo:country="ES" officeooo:rsid="00379f06" officeooo:paragraph-rsid="003a42c3"/>
    </style:style>
    <style:style style:name="P22" style:family="paragraph" style:parent-style-name="Text_20_body">
      <style:paragraph-properties fo:text-align="justify" style:justify-single-word="false"/>
      <style:text-properties fo:language="es" fo:country="ES" officeooo:rsid="00382a45" officeooo:paragraph-rsid="00410da7"/>
    </style:style>
    <style:style style:name="P23" style:family="paragraph" style:parent-style-name="Text_20_body">
      <style:paragraph-properties fo:text-align="justify" style:justify-single-word="false"/>
      <style:text-properties fo:language="es" fo:country="ES" fo:font-weight="bold" officeooo:rsid="0037dff5" officeooo:paragraph-rsid="0037dff5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Calibri1" fo:font-size="12pt" officeooo:rsid="002fff3c" officeooo:paragraph-rsid="00454c6e" style:font-name-asian="Webdings" style:font-size-asian="12pt" style:font-name-complex="Webdings" style:font-size-complex="12pt"/>
    </style:style>
    <style:style style:name="P25" style:family="paragraph" style:parent-style-name="Text_20_body">
      <style:text-properties officeooo:rsid="00309c73" officeooo:paragraph-rsid="00454c6e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2e29b4" officeooo:paragraph-rsid="00454c6e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454c6e" officeooo:paragraph-rsid="0047f882" style:font-weight-asian="bold" style:font-weight-complex="bold"/>
    </style:style>
    <style:style style:name="P28" style:family="paragraph" style:parent-style-name="Text_20_body">
      <style:text-properties officeooo:paragraph-rsid="00454c6e"/>
    </style:style>
    <style:style style:name="P29" style:family="paragraph" style:parent-style-name="Text_20_body">
      <style:paragraph-properties fo:text-align="justify" style:justify-single-word="false"/>
      <style:text-properties officeooo:rsid="0037dff5" officeooo:paragraph-rsid="0037dff5"/>
    </style:style>
    <style:style style:name="P30" style:family="paragraph" style:parent-style-name="Text_20_body">
      <style:paragraph-properties fo:text-align="justify" style:justify-single-word="false"/>
      <style:text-properties officeooo:rsid="003a42c3" officeooo:paragraph-rsid="0047f882"/>
    </style:style>
    <style:style style:name="P31" style:family="paragraph" style:parent-style-name="Text_20_body">
      <style:paragraph-properties fo:text-align="justify" style:justify-single-word="false"/>
      <style:text-properties officeooo:rsid="00396ccf" officeooo:paragraph-rsid="0047f882"/>
    </style:style>
    <style:style style:name="P32" style:family="paragraph" style:parent-style-name="Text_20_body">
      <style:paragraph-properties fo:text-align="justify" style:justify-single-word="false"/>
      <style:text-properties officeooo:rsid="00454c6e" officeooo:paragraph-rsid="0047f882"/>
    </style:style>
    <style:style style:name="P3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3a42c3" officeooo:paragraph-rsid="0047f882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officeooo:rsid="003bda46" officeooo:paragraph-rsid="0047f882"/>
    </style:style>
    <style:style style:name="P35" style:family="paragraph" style:parent-style-name="Text_20_body">
      <style:paragraph-properties fo:margin-left="0cm" fo:margin-right="0cm" fo:text-indent="0cm" style:auto-text-indent="false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7dff5" officeooo:paragraph-rsid="0037dff5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96ccf" officeooo:paragraph-rsid="0047f882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454c6e" officeooo:paragraph-rsid="0047f882" style:font-weight-asian="bold" style:font-weight-complex="bold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a42c3" officeooo:paragraph-rsid="0047f882"/>
    </style:style>
    <style:style style:name="P4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4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4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4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44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45" style:family="paragraph" style:parent-style-name="Notas_20_Informativas">
      <style:paragraph-properties fo:text-align="justify" style:justify-single-word="false"/>
      <style:text-properties fo:font-size="12pt" officeooo:paragraph-rsid="00379f06" style:font-size-asian="12pt" style:font-size-complex="12pt"/>
    </style:style>
    <style:style style:name="P46" style:family="paragraph" style:parent-style-name="Notas_20_Informativas">
      <style:text-properties fo:font-size="12pt" officeooo:paragraph-rsid="00454c6e" style:font-size-asian="12pt" style:font-size-complex="12pt"/>
    </style:style>
    <style:style style:name="P47" style:family="paragraph" style:parent-style-name="Notas_20_Informativas">
      <style:paragraph-properties fo:text-align="justify" style:justify-single-word="false"/>
      <style:text-properties style:font-name="Calibri1" fo:font-size="12pt" officeooo:rsid="0025cabe" officeooo:paragraph-rsid="00454c6e" style:font-name-asian="Webdings" style:font-size-asian="12pt" style:font-name-complex="Webdings" style:font-size-complex="12pt"/>
    </style:style>
    <style:style style:name="P48" style:family="paragraph" style:parent-style-name="Notas_20_Informativas">
      <style:text-properties officeooo:paragraph-rsid="00454c6e"/>
    </style:style>
    <style:style style:name="P49" style:family="paragraph" style:parent-style-name="Text_20_body">
      <style:paragraph-properties fo:text-align="justify" style:justify-single-word="false" fo:break-before="page"/>
    </style:style>
    <style:style style:name="P5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51" style:family="paragraph" style:parent-style-name="Text_20_body">
      <style:paragraph-properties fo:text-align="justify" style:justify-single-word="false"/>
      <style:text-properties officeooo:rsid="0043ea68" officeooo:paragraph-rsid="0047f882"/>
    </style:style>
    <style:style style:name="P52" style:family="paragraph" style:parent-style-name="Text_20_body" style:list-style-name="L3">
      <style:paragraph-properties fo:text-align="justify" style:justify-single-word="false"/>
      <style:text-properties officeooo:rsid="0043ea68" officeooo:paragraph-rsid="0047f882"/>
    </style:style>
    <style:style style:name="P53" style:family="paragraph" style:parent-style-name="Text_20_body" style:list-style-name="L1">
      <style:paragraph-properties fo:text-align="justify" style:justify-single-word="false"/>
      <style:text-properties officeooo:rsid="003a42c3" officeooo:paragraph-rsid="0047f882"/>
    </style:style>
    <style:style style:name="P54" style:family="paragraph" style:parent-style-name="Text_20_body" style:list-style-name="L2">
      <style:paragraph-properties fo:text-align="justify" style:justify-single-word="false"/>
      <style:text-properties officeooo:rsid="003a42c3" officeooo:paragraph-rsid="0047f882"/>
    </style:style>
    <style:style style:name="P55" style:family="paragraph" style:parent-style-name="Text_20_body" style:list-style-name="L3">
      <style:paragraph-properties fo:text-align="justify" style:justify-single-word="false"/>
      <style:text-properties officeooo:rsid="003a42c3" officeooo:paragraph-rsid="0047f882"/>
    </style:style>
    <style:style style:name="P56" style:family="paragraph" style:parent-style-name="Text_20_body" style:list-style-name="L4">
      <style:text-properties officeooo:rsid="003a42c3" officeooo:paragraph-rsid="0047f882"/>
    </style:style>
    <style:style style:name="P57" style:family="paragraph" style:parent-style-name="Text_20_body" style:list-style-name="L4">
      <style:text-properties officeooo:paragraph-rsid="0047f882"/>
    </style:style>
    <style:style style:name="P58" style:family="paragraph" style:parent-style-name="Text_20_body">
      <style:paragraph-properties fo:text-align="justify" style:justify-single-word="false"/>
      <style:text-properties fo:font-weight="bold" officeooo:paragraph-rsid="003f1d79" style:font-weight-asian="bold" style:font-weight-complex="bold"/>
    </style:style>
    <style:style style:name="P59" style:family="paragraph" style:parent-style-name="Text_20_body" style:list-style-name="L5"/>
    <style:style style:name="P60" style:family="paragraph" style:parent-style-name="Text_20_body" style:list-style-name="L5">
      <style:text-properties officeooo:rsid="0037dff5" officeooo:paragraph-rsid="0037dff5"/>
    </style:style>
    <style:style style:name="P61" style:family="paragraph" style:parent-style-name="Text_20_body" style:list-style-name="L6">
      <style:paragraph-properties fo:text-align="justify" style:justify-single-word="false"/>
      <style:text-properties officeooo:rsid="0037dff5" officeooo:paragraph-rsid="0037dff5"/>
    </style:style>
    <style:style style:name="P62" style:family="paragraph" style:parent-style-name="Text_20_body" style:list-style-name="L6">
      <style:paragraph-properties fo:text-align="justify" style:justify-single-word="false"/>
      <style:text-properties fo:language="es" fo:country="ES" officeooo:rsid="0037dff5" officeooo:paragraph-rsid="0037dff5"/>
    </style:style>
    <style:style style:name="P63" style:family="paragraph" style:parent-style-name="Text_20_body" style:list-style-name="L6">
      <style:paragraph-properties fo:text-align="justify" style:justify-single-word="false"/>
      <style:text-properties officeooo:rsid="00380812" officeooo:paragraph-rsid="00380812"/>
    </style:style>
    <style:style style:name="P64" style:family="paragraph" style:parent-style-name="Text_20_body" style:list-style-name="L5">
      <style:paragraph-properties fo:margin-left="0cm" fo:margin-right="0cm" fo:text-indent="0cm" style:auto-text-indent="false"/>
      <style:text-properties officeooo:rsid="0048071c" officeooo:paragraph-rsid="0048071c"/>
    </style:style>
    <style:style style:name="P6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1" fo:font-size="12pt" fo:font-weight="bold" officeooo:rsid="003bda46" officeooo:paragraph-rsid="003a42c3" style:font-name-asian="Webdings" style:font-size-asian="12pt" style:font-weight-asian="bold" style:font-name-complex="Webdings" style:font-size-complex="12pt" style:font-weight-complex="bold"/>
    </style:style>
    <style:style style:name="P66" style:family="paragraph" style:parent-style-name="Notas_20_Informativas">
      <style:paragraph-properties fo:text-align="justify" style:justify-single-word="false"/>
      <style:text-properties style:font-name="Calibri1" fo:font-size="12pt" fo:font-weight="bold" officeooo:rsid="003bda46" officeooo:paragraph-rsid="0047f882" style:font-name-asian="Webdings" style:font-size-asian="12pt" style:font-weight-asian="bold" style:font-name-complex="Webdings" style:font-size-complex="12pt" style:font-weight-complex="bold"/>
    </style:style>
    <style:style style:name="P67" style:family="paragraph" style:parent-style-name="Notas_20_Informativas">
      <style:paragraph-properties fo:text-align="justify" style:justify-single-word="false"/>
      <style:text-properties officeooo:paragraph-rsid="0047f882"/>
    </style:style>
    <style:style style:name="P68" style:family="paragraph" style:parent-style-name="Heading_20_1">
      <style:text-properties officeooo:rsid="0014c507" officeooo:paragraph-rsid="0014c507"/>
    </style:style>
    <style:style style:name="P69" style:family="paragraph" style:parent-style-name="Heading_20_1">
      <style:paragraph-properties fo:text-align="justify" style:justify-single-word="false"/>
      <style:text-properties officeooo:rsid="0014c507" officeooo:paragraph-rsid="002fc8ad"/>
    </style:style>
    <style:style style:name="P70" style:family="paragraph" style:parent-style-name="Standard" style:master-page-name="First_20_Page">
      <style:paragraph-properties style:page-number="auto"/>
    </style:style>
    <style:style style:name="P71" style:family="paragraph" style:parent-style-name="Standard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officeooo:rsid="002d1a17" style:font-name-asian="Webdings" style:font-size-asian="14pt" style:font-name-complex="Webdings" style:font-size-complex="14pt"/>
    </style:style>
    <style:style style:name="T5" style:family="text">
      <style:text-properties style:font-name="Webdings" style:font-name-asian="Webdings" style:font-name-complex="Webdings"/>
    </style:style>
    <style:style style:name="T6" style:family="text">
      <style:text-properties style:font-name="Webdings" fo:language="es" fo:country="ES" officeooo:rsid="00379f06" style:font-name-asian="Webdings" style:font-name-complex="Webdings"/>
    </style:style>
    <style:style style:name="T7" style:family="text">
      <style:text-properties style:font-name="Webdings" fo:font-size="12pt" style:font-name-asian="Webdings" style:font-size-asian="12pt" style:font-name-complex="Webdings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42c3" style:font-weight-asian="bold" style:font-weight-complex="bold"/>
    </style:style>
    <style:style style:name="T10" style:family="text">
      <style:text-properties fo:font-weight="bold" officeooo:rsid="003f1d79" style:font-weight-asian="bold" style:font-weight-complex="bold"/>
    </style:style>
    <style:style style:name="T11" style:family="text">
      <style:text-properties fo:font-weight="bold" officeooo:rsid="00475b31" style:font-weight-asian="bold" style:font-weight-complex="bold"/>
    </style:style>
    <style:style style:name="T12" style:family="text">
      <style:text-properties fo:font-weight="bold" officeooo:rsid="0047f882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5" style:family="text">
      <style:text-properties style:font-name="Calibri1" fo:font-size="12pt" style:font-size-asian="12pt" style:font-size-complex="12pt"/>
    </style:style>
    <style:style style:name="T16" style:family="text">
      <style:text-properties style:font-name="Calibri1" fo:font-size="12pt" officeooo:rsid="0013cf67" style:font-size-asian="12pt" style:font-size-complex="12pt"/>
    </style:style>
    <style:style style:name="T17" style:family="text">
      <style:text-properties style:font-name="Calibri1" fo:font-size="12pt" style:font-name-asian="Webdings" style:font-size-asian="12pt" style:font-name-complex="Webdings" style:font-size-complex="12pt"/>
    </style:style>
    <style:style style:name="T18" style:family="text">
      <style:text-properties style:font-name="Calibri1" fo:font-size="12pt" officeooo:rsid="003bda46" style:font-name-asian="Webdings" style:font-size-asian="12pt" style:font-name-complex="Webdings" style:font-size-complex="12pt"/>
    </style:style>
    <style:style style:name="T19" style:family="text">
      <style:text-properties style:font-name="Calibri1" fo:font-size="12pt" officeooo:rsid="00454c6e" style:font-name-asian="Webdings" style:font-size-asian="12pt" style:font-name-complex="Webdings" style:font-size-complex="12pt"/>
    </style:style>
    <style:style style:name="T20" style:family="text">
      <style:text-properties style:font-name="Calibri1" fo:font-size="12pt" officeooo:rsid="002d1a17" style:font-name-asian="Webdings" style:font-size-asian="12pt" style:font-name-complex="Webdings" style:font-size-complex="12pt"/>
    </style:style>
    <style:style style:name="T21" style:family="text">
      <style:text-properties style:font-name="Calibri1" officeooo:rsid="0025cabe" style:font-name-asian="Webdings" style:font-name-complex="Webdings"/>
    </style:style>
    <style:style style:name="T22" style:family="text">
      <style:text-properties style:font-name="Calibri1" officeooo:rsid="00464a96" style:font-name-asian="Webdings" style:font-name-complex="Webdings"/>
    </style:style>
    <style:style style:name="T23" style:family="text">
      <style:text-properties style:font-name="Calibri1" fo:language="es" fo:country="ES" officeooo:rsid="00379f06" style:font-name-asian="Webdings" style:font-name-complex="Webdings"/>
    </style:style>
    <style:style style:name="T24" style:family="text">
      <style:text-properties fo:language="es" fo:country="ES"/>
    </style:style>
    <style:style style:name="T25" style:family="text">
      <style:text-properties fo:language="es" fo:country="ES" officeooo:rsid="00379f06"/>
    </style:style>
    <style:style style:name="T26" style:family="text">
      <style:text-properties fo:language="es" fo:country="ES" officeooo:rsid="00380812"/>
    </style:style>
    <style:style style:name="T27" style:family="text">
      <style:text-properties fo:language="es" fo:country="ES" fo:font-weight="bold" officeooo:rsid="0037dff5" style:font-weight-asian="bold" style:font-weight-complex="bold"/>
    </style:style>
    <style:style style:name="T28" style:family="text">
      <style:text-properties fo:language="es" fo:country="ES" fo:font-weight="bold" officeooo:rsid="00475b31" style:font-weight-asian="bold" style:font-weight-complex="bold"/>
    </style:style>
    <style:style style:name="T29" style:family="text">
      <style:text-properties fo:language="es" fo:country="ES" officeooo:rsid="00410da7"/>
    </style:style>
    <style:style style:name="T30" style:family="text">
      <style:text-properties fo:language="es" fo:country="ES" style:text-underline-style="solid" style:text-underline-width="auto" style:text-underline-color="font-color"/>
    </style:style>
    <style:style style:name="T31" style:family="text">
      <style:text-properties fo:language="es" fo:country="ES" officeooo:rsid="00464a96"/>
    </style:style>
    <style:style style:name="T32" style:family="text">
      <style:text-properties fo:language="es" fo:country="ES" officeooo:rsid="0048071c"/>
    </style:style>
    <style:style style:name="T33" style:family="text">
      <style:text-properties officeooo:rsid="002fc8ad"/>
    </style:style>
    <style:style style:name="T34" style:family="text">
      <style:text-properties officeooo:rsid="00396ccf"/>
    </style:style>
    <style:style style:name="T35" style:family="text">
      <style:text-properties officeooo:rsid="003a42c3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a42c3" style:font-weight-asian="normal" style:font-weight-complex="normal"/>
    </style:style>
    <style:style style:name="T38" style:family="text">
      <style:text-properties fo:font-weight="normal" officeooo:rsid="004285cd" style:font-weight-asian="normal" style:font-weight-complex="normal"/>
    </style:style>
    <style:style style:name="T39" style:family="text">
      <style:text-properties fo:font-weight="normal" officeooo:rsid="0043ea68" style:font-weight-asian="normal" style:font-weight-complex="normal"/>
    </style:style>
    <style:style style:name="T40" style:family="text">
      <style:text-properties fo:font-weight="normal" officeooo:rsid="002f4634" style:font-weight-asian="normal" style:font-weight-complex="normal"/>
    </style:style>
    <style:style style:name="T41" style:family="text">
      <style:text-properties fo:font-weight="normal" officeooo:rsid="002fff3c" style:font-weight-asian="normal" style:font-weight-complex="normal"/>
    </style:style>
    <style:style style:name="T42" style:family="text">
      <style:text-properties fo:font-weight="normal" officeooo:rsid="00454c6e" style:font-weight-asian="normal" style:font-weight-complex="normal"/>
    </style:style>
    <style:style style:name="T43" style:family="text">
      <style:text-properties fo:font-weight="normal" officeooo:rsid="00464a96" style:font-weight-asian="normal" style:font-weight-complex="normal"/>
    </style:style>
    <style:style style:name="T44" style:family="text">
      <style:text-properties fo:font-weight="normal" officeooo:rsid="00396ccf" style:font-weight-asian="normal" style:font-weight-complex="normal"/>
    </style:style>
    <style:style style:name="T45" style:family="text">
      <style:text-properties fo:font-weight="normal" officeooo:rsid="0047f882" style:font-weight-asian="normal" style:font-weight-complex="normal"/>
    </style:style>
    <style:style style:name="T46" style:family="text">
      <style:text-properties fo:font-weight="normal" officeooo:rsid="004910c3" style:font-weight-asian="normal" style:font-weight-complex="normal"/>
    </style:style>
    <style:style style:name="T47" style:family="text">
      <style:text-properties officeooo:rsid="0043ea68"/>
    </style:style>
    <style:style style:name="T48" style:family="text">
      <style:text-properties officeooo:rsid="00454c6e"/>
    </style:style>
    <style:style style:name="T49" style:family="text">
      <style:text-properties officeooo:rsid="0032187e"/>
    </style:style>
    <style:style style:name="T50" style:family="text">
      <style:text-properties officeooo:rsid="00464a96"/>
    </style:style>
    <style:style style:name="T51" style:family="text">
      <style:text-properties officeooo:rsid="00475b31"/>
    </style:style>
    <style:style style:name="T52" style:family="text">
      <style:text-properties officeooo:rsid="0047f882"/>
    </style:style>
    <style:style style:name="T53" style:family="text">
      <style:text-properties officeooo:rsid="0048071c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Entregable 2ª Evaluación" text:name="Tema"/>
        <text:user-field-decl office:value-type="string" office:string-value="5" text:name="Numero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70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10"/>
      <text:p text:style-name="P7"/>
      <text:p text:style-name="P9"><text:user-field-get text:name="Tema">Entregable 2ª Evaluación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42">Sergio García Barea</text:p>
      <text:p text:style-name="P41"><text:span text:style-name="T13"><text:s/></text:span><text:a xlink:type="simple" xlink:href="mailto:mail@ceedcv.e" text:style-name="Internet_20_link" text:visited-style-name="Visited_20_Internet_20_Link"><text:span text:style-name="T16">sergio.garcia</text:span></text:a><text:a xlink:type="simple" xlink:href="mailto:mail@ceedcv.e" text:style-name="Internet_20_link" text:visited-style-name="Visited_20_Internet_20_Link"><text:span text:style-name="T15">@ceedcv.e</text:span></text:a><text:span text:style-name="T14">s</text:span></text:p>
      <text:p text:style-name="P44">201<text:span text:style-name="T50">8</text:span>/201<text:span text:style-name="T50">9</text:span></text:p>
      <text:p text:style-name="P43"><text:tab/><text:tab/><text:tab/><text:tab/><text:tab/><text:tab/><text:tab/><text:tab/><text:tab/><text:tab/>Versión:<text:date style:data-style-name="N104" text:date-value="2019-01-13T20:13:49.957000189">190113</text:date>.<text:time style:data-style-name="N105" text:time-value="2019-01-13T20:13:49.957000189">2012</text:time></text:p>
      <text:p text:style-name="P3"/>
      <text:p text:style-name="Standard"/>
      <text:p text:style-name="P11"/>
      <text:p text:style-name="P11"><text:soft-page-break/>Licencia</text:p>
      <text:p text:style-name="Standard"/>
      <text:p text:style-name="P40"><draw:frame draw:style-name="fr3" draw:name="gráficos3" text:anchor-type="paragraph" svg:x="0.741cm" svg:y="0cm" svg:width="2cm" svg:height="0.7cm" draw:z-index="2"><draw:image xlink:href="Pictures/100000000000007600000029FFE029CE0909E684.png" xlink:type="simple" xlink:show="embed" xlink:actuate="onLoad" loext:mime-type="image/png"/></draw:frame><text:span text:style-name="T8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35"/>
      <text:p text:style-name="Notas_20_Informativas"><text:span text:style-name="T3"> </text:span>Atención</text:p>
      <text:p text:style-name="P35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0">1. <text:s/>Aclaraciones previas a los ejercicios<text:tab/>3</text:p>
          <text:p text:style-name="P50">2. <text:s/>Boletín de ejercicios<text:tab/>4</text:p>
        </text:index-body>
      </text:table-of-content>
      <text:p text:style-name="Standard"/>
      <text:p text:style-name="P71"/>
      <text:p text:style-name="Standard"/>
      <text:p text:style-name="Standard"/>
      <text:p text:style-name="Titulo"><text:user-field-get text:name="Tema">Entregable 2ª Evaluación</text:user-field-get></text:p>
      <text:p text:style-name="Titulo"/>
      <text:h text:style-name="P68" text:outline-level="1"><text:s/><text:span text:style-name="T33">Aclaraciones previas a los ejercicios</text:span></text:h>
      <text:p text:style-name="P25">Este entregable se realiza de forma individual.</text:p>
      <text:p text:style-name="P46"><text:span text:style-name="T5"> </text:span><text:span text:style-name="T21">Intentar que el programa sea lo </text:span><text:span text:style-name="T22">más</text:span><text:span text:style-name="T21"> claro y estructurado posible, así como incluir comentarios en sitios clave para facilitar la comprensión del mismo.</text:span></text:p>
      <text:p text:style-name="P28"/>
      <text:p text:style-name="P48"><text:span text:style-name="T7"></text:span><text:span text:style-name="T17"> </text:span><text:span text:style-name="T20">La entrega de estos ejercicios se realizará mediante vuestra cuenta BitBucket.</text:span></text:p>
      <text:p text:style-name="P28"/>
      <text:p text:style-name="P46"><text:span text:style-name="T5"> </text:span><text:span text:style-name="T21">Para considerar un ejercicio realizado, no basta únicamente con entregar el código. El alumno ha de SER CAPAZ de defender su ejercicio a petición del profesor y SER CAPAZ de realizar pequeñas modificaciones relacionadas con el mismo, con el fin de demostrar la adquisición de conocimiento y evitar cualquier sospecha de copia.</text:span></text:p>
      <text:p text:style-name="P47">La copia se castiga con el suspenso del módulo completo.</text:p>
      <text:p text:style-name="P14"/>
      <text:p text:style-name="P26">Plazo de entrega: <text:span text:style-name="T36">hasta el </text:span><text:span text:style-name="T46">24</text:span><text:span text:style-name="T36"> de </text:span><text:span text:style-name="T42">febrero</text:span><text:span text:style-name="T36"> </text:span><text:span text:style-name="T41">de 201</text:span><text:span text:style-name="T46">9</text:span><text:span text:style-name="T36">.</text:span></text:p>
      <text:p text:style-name="P24"><text:span text:style-name="T8">Peso de la nota: </text:span><text:span text:style-name="T40">1</text:span><text:span text:style-name="T42">5</text:span>% de la nota (Total entr<text:span text:style-name="T49">e</text:span>gables 35% de la nota).</text:p>
      <text:p text:style-name="P12"/>
      <text:p text:style-name="P49"/>
      <text:h text:style-name="P69" text:outline-level="1"><text:s/><text:span text:style-name="T33">Boletín de ejercicios</text:span></text:h>
      <text:p text:style-name="P37"><text:span text:style-name="T12">1</text:span><text:span text:style-name="T8">) </text:span><text:span text:style-name="T9">Tienda online </text:span><text:span text:style-name="T10">(</text:span><text:span text:style-name="T11">5</text:span><text:span text:style-name="T10"> puntos)</text:span><text:span text:style-name="T8"> </text:span></text:p>
      <text:p text:style-name="P20"><text:span text:style-name="T11">Nota importante: </text:span><text:span text:style-name="T39">Para ello h</text:span><text:span text:style-name="T44">aremos un</text:span><text:span text:style-name="T39">a página que usará Vue y para AJAX jQuery/Axios. </text:span><text:span text:style-name="T45">Opcionalmente puede realizarse usando Quasar.</text:span></text:p>
      <text:p text:style-name="P31"><text:span text:style-name="T37">El objetivo es hacer una </text:span><text:span text:style-name="T39">especie de </text:span><text:span text:style-name="T37">tienda online y </text:span><text:span text:style-name="T38">un </text:span><text:span text:style-name="T37">carrito </text:span><text:span text:style-name="T38">de compra </text:span><text:span text:style-name="T39">(aunque sin su funcionalidad completa)</text:span><text:span text:style-name="T37">. </text:span><text:span text:style-name="T42">Solo nos encargamos de la parte cliente, ya que la parte servidor </text:span><text:span text:style-name="T43">está</text:span><text:span text:style-name="T42"> ya hecha.</text:span></text:p>
      <text:p text:style-name="P32"><text:span text:style-name="T12">1</text:span><text:span text:style-name="T8">.1) Carga de la web</text:span></text:p>
      <text:p text:style-name="P51">Al cargarse la página deberemos realizar las siguientes acciones </text:p>
      <text:p text:style-name="P31"><text:span text:style-name="T47">(Para esto se recomienda usar JSON + WebStorage </text:span><text:a xlink:type="simple" xlink:href="https://www.w3schools.com/html/html5_webstorage.asp" text:style-name="Internet_20_link" text:visited-style-name="Visited_20_Internet_20_Link"><text:span text:style-name="T47">https://www.w3schools.com/html/html5_webstorage.asp</text:span></text:a><text:span text:style-name="T47">)</text:span>:</text:p>
      <text:list xml:id="list3260376600" text:style-name="L1">
        <text:list-item>
          <text:p text:style-name="P53">Si ya se cargo una tienda antes, obtenga de los datos almacenados localmente, <text:span text:style-name="T47">tanto de la tienda como del carrito de compra</text:span>. </text:p>
        </text:list-item>
        <text:list-item>
          <text:p text:style-name="P53">Si no <text:span text:style-name="T47">había</text:span> una tienda antes, <text:span text:style-name="T34">al cargar pida mediante AJAX una tienda online.</text:span></text:p>
        </text:list-item>
      </text:list>
      <text:p text:style-name="P31">La tienda online <text:span text:style-name="T48">nos la proporciona un servidor ya escrito y</text:span> estará formada por un array de objetos con los siguientes atributos:</text:p>
      <text:list xml:id="list2403208787" text:style-name="L2">
        <text:list-item>
          <text:p text:style-name="P54">Identificador</text:p>
        </text:list-item>
        <text:list-item>
          <text:p text:style-name="P54">Categoría </text:p>
        </text:list-item>
        <text:list-item>
          <text:p text:style-name="P54">Nombre articulo </text:p>
        </text:list-item>
        <text:list-item>
          <text:p text:style-name="P54">Unidades disponibles</text:p>
        </text:list-item>
        <text:list-item>
          <text:p text:style-name="P54">Precio</text:p>
        </text:list-item>
      </text:list>
      <text:p text:style-name="P33">El array podrá estar desordenado.</text:p>
      <text:p text:style-name="P30">La tienda online al recibirse se guardará en datos locales <text:span text:style-name="T48">(Otra vez JSON + WebStorage)</text:span>, <text:span text:style-name="T47">para hacer que sea persistente</text:span>.</text:p>
      <text:p text:style-name="P27"><text:span text:style-name="T52">1</text:span>.2) Mostrando la web</text:p>
      <text:p text:style-name="P30"><text:span text:style-name="T48">D</text:span>eberá mostrarse la tienda online en una tabla siguiendo las siguientes especificaciones:</text:p>
      <text:list xml:id="list3125149326" text:style-name="L3">
        <text:list-item>
          <text:p text:style-name="P55">Deberán mostrarse los artículos ordenados por categorías. Dentro de una misma categoría el orden dará igual.</text:p>
        </text:list-item>
        <text:list-item>
          <text:p text:style-name="P55">Cada articulo tendrá un input de tipo “text” y un botón “Añadir al carrito”.</text:p>
          <text:list>
            <text:list-item>
              <text:p text:style-name="P55">Ese botón añadirá al carrito de la compra los elementos que indique el input de tipo “text”. Antes de añadir se comprobará que el campo es numérico. <text:span text:style-name="T48">No se realizará ninguna comprobación adicional (ni siquiera del número de existencias)</text:span></text:p>
            </text:list-item>
            <text:list-item>
              <text:p text:style-name="P52">Cuando se añada algo al carrito, además de mostrarse como se indica <text:span text:style-name="T51">más</text:span> abajo, se <text:soft-page-break/>almacenará en datos locales <text:span text:style-name="T48">(JSON + WebStorage)</text:span>.</text:p>
            </text:list-item>
          </text:list>
        </text:list-item>
      </text:list>
      <text:p text:style-name="P38"><text:span text:style-name="T52">1</text:span>.3) Mostrando el carrito</text:p>
      <text:p text:style-name="P39"><text:span text:style-name="T48">H</text:span>abrá otra tabla para representar el array de compras del carrito. </text:p>
      <text:p text:style-name="P39">El carrito de la compra estará formado por array de objetos como el de la tienda, solo que “unidades” <text:span text:style-name="T48">aquí</text:span> indicará cuantas unidades del elemento están <text:span text:style-name="T47">en el carrito</text:span>.</text:p>
      <text:p text:style-name="P39"/>
      <text:p text:style-name="P39">Al final de la página existirán los siguientes botones:</text:p>
      <text:list xml:id="list750445676" text:style-name="L4">
        <text:list-item>
          <text:p text:style-name="P56">Un botón “Vaciar carrito” que vaciará el carrito <text:span text:style-name="T47">tanto a nivel visual como en datos locales</text:span>.</text:p>
        </text:list-item>
        <text:list-item>
          <text:p text:style-name="P57"><text:span text:style-name="T35">U</text:span>n <text:span text:style-name="T35">botón</text:span> “Recargar tienda” que volverá a cargar la tienda de nuevo mediante una petición AJAX, vaciando el carrito <text:span text:style-name="T47">tanto visualmente como en datos locales</text:span>. <text:span text:style-name="T35">La antigua tienda se perderá y se guardará la nueva recibida en datos locales.</text:span></text:p>
        </text:list-item>
      </text:list>
      <text:p text:style-name="P34"/>
      <text:p text:style-name="P67"><text:span text:style-name="T4"> </text:span><text:span text:style-name="T18">Se incluye código de ejemplo que genera una posible tienda “entregable2-</text:span><text:span text:style-name="T19">2</text:span><text:span text:style-name="T18">.php” y subido a </text:span><text:a xlink:type="simple" xlink:href="http://hispabyte.net/DWEC/entregable2-2.php" text:style-name="Internet_20_link" text:visited-style-name="Visited_20_Internet_20_Link"><text:span text:style-name="T18">http://hispabyte.net/DWEC/entregable2-</text:span></text:a><text:a xlink:type="simple" xlink:href="http://hispabyte.net/DWEC/entregable2-2.php" text:style-name="Internet_20_link" text:visited-style-name="Visited_20_Internet_20_Link"><text:span text:style-name="T19">2</text:span></text:a><text:a xlink:type="simple" xlink:href="http://hispabyte.net/DWEC/entregable2-2.php" text:style-name="Internet_20_link" text:visited-style-name="Visited_20_Internet_20_Link"><text:span text:style-name="T18">.php</text:span></text:a></text:p>
      <text:p text:style-name="P66">NOTA IMPORTANTE: este código incluido es para pruebas, debemos diseñar la tienda de forma que funcione para cualquier tienda en el formato proporcionado. </text:p>
      <text:p text:style-name="P58"/>
      <text:p text:style-name="P13"><text:span text:style-name="T12">2</text:span><text:span text:style-name="T8">) </text:span><text:span text:style-name="T9">Buscando noticias en New York Times </text:span><text:span text:style-name="T27">(</text:span><text:span text:style-name="T28">5</text:span><text:span text:style-name="T27"> puntos)</text:span></text:p>
      <text:p text:style-name="P19"><text:span text:style-name="T11">Nota importante</text:span><text:span text:style-name="T51">: Este ejercicio deberá realizarse usando Quasar (con Vue y para el Ajax jQuery/Axios), de forma que pueda generarse una aplicación web, una de escritorio y otra para Android.</text:span></text:p>
      <text:p text:style-name="P21">Para este primer ejercicio utilizaremos la API del periódico New York Times. Para usarla necesitaremos una API KEY que obtendremos registrándonos de manera gratuita:</text:p>
      <text:p text:style-name="P15"><text:span text:style-name="T25"><text:s/></text:span><text:a xlink:type="simple" xlink:href="https://developer.nytimes.com/" text:style-name="Internet_20_link" text:visited-style-name="Visited_20_Internet_20_Link">https://developer.nytimes.com/</text:a></text:p>
      <text:p text:style-name="P16"><text:span text:style-name="T25">T</text:span><text:span text:style-name="T24">ras registrarnos, deberemos </text:span><text:span text:style-name="T30">LEER ATENTAMENTE EL FAQ </text:span><text:span text:style-name="T24">de uso de la API. </text:span></text:p>
      <text:p text:style-name="P45"><text:span text:style-name="T6"> </text:span><text:span text:style-name="T23">Si tenéis problemas en el registro o dudas en general del funcionamiento de la API podéis plantear vuestros problemas en el foro.</text:span></text:p>
      <text:p text:style-name="P36"><text:span text:style-name="T25">E</text:span><text:span text:style-name="T24">n concreto, para el ejercicio utilizaremos la API de búsqueda de artículos</text:span></text:p>
      <text:p text:style-name="P36"><text:a xlink:type="simple" xlink:href="https://developer.nytimes.com/article_search_v2.json" text:style-name="Internet_20_link" text:visited-style-name="Visited_20_Internet_20_Link"><text:span text:style-name="T24">https://developer.nytimes.com/article_search_v2.json</text:span></text:a></text:p>
      <text:p text:style-name="P36"><text:span text:style-name="T24">Nuestr</text:span><text:span text:style-name="T29">a</text:span><text:span text:style-name="T24"> p</text:span><text:span text:style-name="T29">ágina</text:span><text:span text:style-name="T24"> deberá tener </text:span><text:span text:style-name="T32">los siguientes elementos Quasar</text:span><text:span text:style-name="T24">:</text:span></text:p>
      <text:list xml:id="list4130996891" text:style-name="L5">
        <text:list-item>
          <text:p text:style-name="P59">Un input de tipo “text” donde podamos escribir una búsqueda.</text:p>
          <text:list>
            <text:list-item>
              <text:p text:style-name="P59"><text:a xlink:type="simple" xlink:href="https://quasar-framework.org/components/input-textfield.html" text:style-name="Internet_20_link" text:visited-style-name="Visited_20_Internet_20_Link">https://quasar-framework.org/components/input-textfield.html</text:a></text:p>
            </text:list-item>
          </text:list>
        </text:list-item>
        <text:list-item>
          <text:p text:style-name="P60">Dos input de tipo “text”, uno para indicar “Fecha mínima de la noticia” y otro para “Fecha máxima”. El formato será YYYYMMDD</text:p>
          <text:list>
            <text:list-item>
              <text:p text:style-name="P60"><text:soft-page-break/><text:a xlink:type="simple" xlink:href="https://quasar-framework.org/components/input-textfield.html" text:style-name="Internet_20_link" text:visited-style-name="Visited_20_Internet_20_Link">https://quasar-framework.org/components/input-textfield.html</text:a></text:p>
            </text:list-item>
          </text:list>
        </text:list-item>
        <text:list-item>
          <text:p text:style-name="P60">Un combo box que tenga dos opciones “primero <text:span text:style-name="T50">más</text:span> modernas” y “primero <text:span text:style-name="T50">más</text:span> antiguas”.</text:p>
          <text:list>
            <text:list-item>
              <text:p text:style-name="P60"><text:a xlink:type="simple" xlink:href="https://quasar-framework.org/components/select.html" text:style-name="Internet_20_link" text:visited-style-name="Visited_20_Internet_20_Link">https://quasar-framework.org/components/select.html</text:a></text:p>
            </text:list-item>
          </text:list>
        </text:list-item>
        <text:list-item>
          <text:p text:style-name="P60">Un botón “Realizar búsqueda”</text:p>
          <text:list>
            <text:list-item>
              <text:p text:style-name="P60"><text:a xlink:type="simple" xlink:href="https://quasar-framework.org/components/button.html" text:style-name="Internet_20_link" text:visited-style-name="Visited_20_Internet_20_Link">https://quasar-framework.org/components/button.html</text:a></text:p>
              <text:p text:style-name="P64"><text:span text:style-name="T8">NOTA</text:span>: esto es una recomendación. e permiten usar otros elementos “Quasar” siempre que se justifique su usabilidad.</text:p>
            </text:list-item>
          </text:list>
        </text:list-item>
      </text:list>
      <text:p text:style-name="P29"><text:span text:style-name="T25">A</text:span><text:span text:style-name="T24">l pulsar “realizar búsqueda”, se realizará una búsqueda mediante AJAX en New York Time con noticias que incluyan la búsqueda, entre las dos fechas indicadas y ordenadas según lo que diga el combo box (</text:span><text:span text:style-name="T31">más</text:span><text:span text:style-name="T24"> nuevas primero, </text:span><text:span text:style-name="T31">más</text:span><text:span text:style-name="T24"> viejas primero</text:span><text:span text:style-name="T29">)</text:span><text:span text:style-name="T24">.</text:span></text:p>
      <text:p text:style-name="P18">Al realizar la búsqueda será obligatorio comprobar:</text:p>
      <text:list xml:id="list4264783624" text:style-name="L6">
        <text:list-item>
          <text:p text:style-name="P62">Que todos los campos están rellenos.</text:p>
        </text:list-item>
        <text:list-item>
          <text:p text:style-name="P63"><text:span text:style-name="T24">Que ambas fechas tengan correctamente el formato YYYYMMDD. Comprobar que </text:span><text:span text:style-name="T29">sean</text:span><text:span text:style-name="T24"> 8 números (no es necesario comprobar si el día es válido, por ejemplo si alguno pone 20001340 es problema del usuario y no debemos comprobarlo).</text:span></text:p>
        </text:list-item>
        <text:list-item>
          <text:p text:style-name="P61"><text:span text:style-name="T24">Que la fecha </text:span><text:span text:style-name="T26">mínima</text:span><text:span text:style-name="T24"> </text:span><text:span text:style-name="T26">sea </text:span><text:span text:style-name="T24"><text:s/>menor que la </text:span><text:span text:style-name="T26">máxima.</text:span></text:p>
        </text:list-item>
      </text:list>
      <text:p text:style-name="P17">La respuesta <text:span text:style-name="T48">de la petición</text:span> se cargará dinámicamente en una <text:span text:style-name="T53">lista de items </text:span><text:a xlink:type="simple" xlink:href="https://quasar-framework.org/components/lists-and-list-items.html" text:style-name="Internet_20_link" text:visited-style-name="Visited_20_Internet_20_Link"><text:span text:style-name="T53">https://quasar-framework.org/components/lists-and-list-items.html</text:span></text:a></text:p>
      <text:p text:style-name="P17"/>
      <text:p text:style-name="P22">Al realizar una nueva petición AJAX, el resultado de la anterior se eliminará visualizándose <text:span text:style-name="T50">únicamente</text:span> la nueva petición.</text:p>
      <text:p text:style-name="P23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Entregable 2ª Evaluación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 </text:span><text:span text:style-name="MT1"><text:user-field-get text:name="Tema">Entregable 2ª Evaluación</text:user-field-get></text:span></text:p>
      </style:header>
      <style:footer>
        <text:p text:style-name="Footer"><text:span text:style-name="MT1">CGFS. Desarrollo de </text:span>Aplicaciones<text:span text:style-name="MT1"> WEB<text:tab/><text:tab/></text:span><text:span text:style-name="MT1"><text:page-number text:select-page="current">6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3H45M36S</meta:editing-duration>
    <meta:editing-cycles>43</meta:editing-cycles>
    <meta:generator>LibreOffice/6.1.3.2$Windows_X86_64 LibreOffice_project/86daf60bf00efa86ad547e59e09d6bb77c699acb</meta:generator>
    <dc:title>Plantilla CEED</dc:title>
    <dc:date>2019-01-13T20:13:49.740000000</dc:date>
    <meta:document-statistic meta:table-count="0" meta:image-count="2" meta:object-count="0" meta:page-count="6" meta:paragraph-count="86" meta:word-count="1031" meta:character-count="6689" meta:non-whitespace-character-count="5736"/>
    <meta:template xlink:type="simple" xlink:actuate="onRequest" xlink:title="Plantilla CEED" xlink:href="../../../../../../.config/libreoffice/4/user/template/Plantilla%20CEED.ott" meta:date="2016-09-29T09:38:56.073759322"/>
  </office:meta>
</office:document-meta>
</file>